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0e4" officeooo:paragraph-rsid="0000a0e4"/>
    </style:style>
    <style:style style:name="P2" style:family="paragraph" style:parent-style-name="Standard">
      <style:text-properties officeooo:rsid="0000a0e4" officeooo:paragraph-rsid="00047d03"/>
    </style:style>
    <style:style style:name="P3" style:family="paragraph" style:parent-style-name="Standard">
      <style:text-properties officeooo:rsid="0000a0e4" officeooo:paragraph-rsid="000608e2"/>
    </style:style>
    <style:style style:name="P4" style:family="paragraph" style:parent-style-name="Standard">
      <style:text-properties officeooo:rsid="0000a0e4" officeooo:paragraph-rsid="0007633e"/>
    </style:style>
    <style:style style:name="P5" style:family="paragraph" style:parent-style-name="Standard">
      <style:text-properties officeooo:rsid="0000a0e4" officeooo:paragraph-rsid="0007e030"/>
    </style:style>
    <style:style style:name="P6" style:family="paragraph" style:parent-style-name="Standard">
      <style:text-properties officeooo:rsid="0000a0e4" officeooo:paragraph-rsid="000a16ec"/>
    </style:style>
    <style:style style:name="P7" style:family="paragraph" style:parent-style-name="Standard">
      <style:text-properties officeooo:rsid="0000a0e4" officeooo:paragraph-rsid="000bfbfa"/>
    </style:style>
    <style:style style:name="P8" style:family="paragraph" style:parent-style-name="Standard">
      <style:text-properties officeooo:rsid="0000a0e4" officeooo:paragraph-rsid="00107229"/>
    </style:style>
    <style:style style:name="P9" style:family="paragraph" style:parent-style-name="Standard">
      <style:text-properties officeooo:rsid="00037b94" officeooo:paragraph-rsid="00097ec9"/>
    </style:style>
    <style:style style:name="P10" style:family="paragraph" style:parent-style-name="Standard">
      <style:text-properties officeooo:rsid="00037b94" officeooo:paragraph-rsid="000a16ec"/>
    </style:style>
    <style:style style:name="P11" style:family="paragraph" style:parent-style-name="Standard">
      <style:text-properties officeooo:rsid="00047d03" officeooo:paragraph-rsid="00047d03"/>
    </style:style>
    <style:style style:name="P12" style:family="paragraph" style:parent-style-name="Standard">
      <style:text-properties officeooo:paragraph-rsid="00047d03"/>
    </style:style>
    <style:style style:name="P13" style:family="paragraph" style:parent-style-name="Standard">
      <style:text-properties fo:font-weight="bold" officeooo:rsid="0000a0e4" officeooo:paragraph-rsid="00047d03" style:font-weight-asian="bold" style:font-weight-complex="bold"/>
    </style:style>
    <style:style style:name="P14" style:family="paragraph" style:parent-style-name="Standard">
      <style:text-properties fo:font-weight="bold" officeooo:rsid="000608e2" officeooo:paragraph-rsid="000608e2" style:font-weight-asian="bold" style:font-weight-complex="bold"/>
    </style:style>
    <style:style style:name="P15" style:family="paragraph" style:parent-style-name="Standard">
      <style:text-properties officeooo:rsid="0000d13e" officeooo:paragraph-rsid="000533c2"/>
    </style:style>
    <style:style style:name="P16" style:family="paragraph" style:parent-style-name="Standard">
      <style:text-properties officeooo:rsid="0000d13e" officeooo:paragraph-rsid="0007633e"/>
    </style:style>
    <style:style style:name="P17" style:family="paragraph" style:parent-style-name="Standard">
      <style:text-properties officeooo:rsid="0000d13e" officeooo:paragraph-rsid="0007e030"/>
    </style:style>
    <style:style style:name="P18" style:family="paragraph" style:parent-style-name="Standard">
      <style:text-properties officeooo:rsid="0000d13e" officeooo:paragraph-rsid="00097ec9"/>
    </style:style>
    <style:style style:name="P19" style:family="paragraph" style:parent-style-name="Standard">
      <style:text-properties officeooo:rsid="000533c2" officeooo:paragraph-rsid="000533c2"/>
    </style:style>
    <style:style style:name="P20" style:family="paragraph" style:parent-style-name="Standard">
      <style:text-properties officeooo:rsid="000533c2" officeooo:paragraph-rsid="000608e2"/>
    </style:style>
    <style:style style:name="P21" style:family="paragraph" style:parent-style-name="Standard">
      <style:text-properties officeooo:rsid="000533c2" officeooo:paragraph-rsid="00097ec9"/>
    </style:style>
    <style:style style:name="P22" style:family="paragraph" style:parent-style-name="Standard">
      <style:text-properties fo:font-style="italic" officeooo:rsid="0007e030" officeooo:paragraph-rsid="0007e030" style:font-style-asian="italic" style:font-style-complex="italic"/>
    </style:style>
    <style:style style:name="P23" style:family="paragraph" style:parent-style-name="Standard">
      <style:text-properties fo:font-style="italic" officeooo:rsid="0000d13e" officeooo:paragraph-rsid="0007e030" style:font-style-asian="italic" style:font-style-complex="italic"/>
    </style:style>
    <style:style style:name="P24" style:family="paragraph" style:parent-style-name="Standard">
      <style:text-properties fo:font-style="italic" officeooo:rsid="00097ec9" officeooo:paragraph-rsid="00097ec9" style:font-style-asian="italic" style:font-style-complex="italic"/>
    </style:style>
    <style:style style:name="P25" style:family="paragraph" style:parent-style-name="Standard">
      <style:text-properties fo:font-style="italic" style:text-underline-style="solid" style:text-underline-width="auto" style:text-underline-color="font-color" fo:font-weight="normal" officeooo:rsid="000608e2" officeooo:paragraph-rsid="000608e2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solid" style:text-underline-width="auto" style:text-underline-color="font-color" fo:font-weight="normal" officeooo:rsid="000bfbfa" officeooo:paragraph-rsid="000bfbfa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097ec9" officeooo:paragraph-rsid="00097ec9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0a16ec" officeooo:paragraph-rsid="000a16ec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style:text-underline-style="none" officeooo:rsid="0007e030" officeooo:paragraph-rsid="0007e030" style:font-style-asian="italic" style:font-style-complex="italic"/>
    </style:style>
    <style:style style:name="P30" style:family="paragraph" style:parent-style-name="Standard">
      <style:text-properties fo:font-style="italic" style:text-underline-style="none" officeooo:rsid="0007e030" officeooo:paragraph-rsid="00097ec9" style:font-style-asian="italic" style:font-style-complex="italic"/>
    </style:style>
    <style:style style:name="P31" style:family="paragraph" style:parent-style-name="Standard">
      <style:text-properties fo:font-style="normal" fo:font-weight="normal" officeooo:rsid="000608e2" officeooo:paragraph-rsid="000608e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0608e2" officeooo:paragraph-rsid="0007633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0608e2" officeooo:paragraph-rsid="0007e03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0608e2" officeooo:paragraph-rsid="00097ec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00a0e4" officeooo:paragraph-rsid="000608e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00a0e4" officeooo:paragraph-rsid="0007633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00a0e4" officeooo:paragraph-rsid="0007e03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00a0e4" officeooo:paragraph-rsid="00097ec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00a0e4" officeooo:paragraph-rsid="0007e03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00a0e4" officeooo:paragraph-rsid="00097ec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00a0e4" officeooo:paragraph-rsid="000a16e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00a0e4" officeooo:paragraph-rsid="000bfbfa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00a0e4" officeooo:paragraph-rsid="0010722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0533c2" officeooo:paragraph-rsid="00097ec9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097ec9" officeooo:paragraph-rsid="00097ec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00d13e" officeooo:paragraph-rsid="00097ec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00d13e" officeooo:paragraph-rsid="000a16ec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037b94" officeooo:paragraph-rsid="00097ec9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037b94" officeooo:paragraph-rsid="000a16e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047d03" officeooo:paragraph-rsid="000a16e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047d03" officeooo:paragraph-rsid="001226f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0a16ec" officeooo:paragraph-rsid="000a16ec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officeooo:rsid="0007e030" officeooo:paragraph-rsid="0007e030" style:font-style-asian="normal" style:font-style-complex="normal"/>
    </style:style>
    <style:style style:name="P54" style:family="paragraph" style:parent-style-name="Standard">
      <style:text-properties fo:font-style="normal" style:text-underline-style="none" officeooo:rsid="0000a0e4" officeooo:paragraph-rsid="00097ec9" style:font-style-asian="normal" style:font-style-complex="normal"/>
    </style:style>
    <style:style style:name="P55" style:family="paragraph" style:parent-style-name="Standard">
      <style:text-properties fo:font-style="normal" style:text-underline-style="none" officeooo:rsid="0007633e" officeooo:paragraph-rsid="00097ec9" style:font-style-asian="normal" style:font-style-complex="normal"/>
    </style:style>
    <style:style style:name="P56" style:family="paragraph" style:parent-style-name="Standard">
      <style:text-properties fo:font-style="normal" style:text-underline-style="none" officeooo:rsid="0000d13e" officeooo:paragraph-rsid="0007e030" style:font-style-asian="normal" style:font-style-complex="normal"/>
    </style:style>
    <style:style style:name="P57" style:family="paragraph" style:parent-style-name="Standard">
      <style:text-properties fo:font-style="normal" style:text-underline-style="none" officeooo:rsid="0000d13e" officeooo:paragraph-rsid="00097ec9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width="auto" style:text-underline-color="font-color" officeooo:rsid="00097ec9" officeooo:paragraph-rsid="00097ec9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width="auto" style:text-underline-color="font-color" officeooo:rsid="0000a0e4" officeooo:paragraph-rsid="00097ec9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width="auto" style:text-underline-color="font-color" fo:font-weight="normal" officeooo:rsid="000bfbfa" officeooo:paragraph-rsid="000bfbf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officeooo:rsid="0007633e" officeooo:paragraph-rsid="0007633e"/>
    </style:style>
    <style:style style:name="P62" style:family="paragraph" style:parent-style-name="Standard">
      <style:text-properties officeooo:rsid="0007633e" officeooo:paragraph-rsid="00097ec9"/>
    </style:style>
    <style:style style:name="P63" style:family="paragraph" style:parent-style-name="Standard">
      <style:text-properties officeooo:paragraph-rsid="0007633e"/>
    </style:style>
    <style:style style:name="P64" style:family="paragraph" style:parent-style-name="Standard">
      <style:text-properties officeooo:rsid="0007e030" officeooo:paragraph-rsid="0007e030"/>
    </style:style>
    <style:style style:name="P65" style:family="paragraph" style:parent-style-name="Standard">
      <style:text-properties officeooo:paragraph-rsid="0007e030"/>
    </style:style>
    <style:style style:name="P66" style:family="paragraph" style:parent-style-name="Standard">
      <style:text-properties officeooo:paragraph-rsid="00097ec9"/>
    </style:style>
    <style:style style:name="P67" style:family="paragraph" style:parent-style-name="Standard">
      <style:text-properties officeooo:paragraph-rsid="000a16ec"/>
    </style:style>
    <style:style style:name="P68" style:family="paragraph" style:parent-style-name="Standard">
      <style:text-properties officeooo:rsid="001363db" officeooo:paragraph-rsid="001363db"/>
    </style:style>
    <style:style style:name="P69" style:family="paragraph" style:parent-style-name="Standard">
      <style:text-properties fo:font-size="16pt" officeooo:rsid="001363db" officeooo:paragraph-rsid="001363db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fo:font-size="16pt" fo:font-weight="bold" officeooo:rsid="0000a0e4" officeooo:paragraph-rsid="0000a0e4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fo:font-weight="bold" officeooo:rsid="001363db" officeooo:paragraph-rsid="001363db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4534b" officeooo:paragraph-rsid="0014534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55d4e" officeooo:paragraph-rsid="00155d4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14534b" officeooo:paragraph-rsid="0014534b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155d4e" officeooo:paragraph-rsid="00155d4e" style:font-size-asian="10.5pt" style:font-weight-asian="bold" style:font-size-complex="12pt" style:font-weight-complex="bold"/>
    </style:style>
    <style:style style:name="P76" style:family="paragraph" style:parent-style-name="Standard">
      <style:text-properties officeooo:rsid="0000a0e4" officeooo:paragraph-rsid="00047d03"/>
    </style:style>
    <style:style style:name="P77" style:family="paragraph" style:parent-style-name="Standard">
      <style:text-properties officeooo:rsid="0000a0e4" officeooo:paragraph-rsid="00107229"/>
    </style:style>
    <style:style style:name="P78" style:family="paragraph" style:parent-style-name="Standard">
      <style:text-properties officeooo:rsid="00047d03" officeooo:paragraph-rsid="00047d03"/>
    </style:style>
    <style:style style:name="P79" style:family="paragraph" style:parent-style-name="Standard">
      <style:text-properties fo:font-weight="bold" officeooo:rsid="000533c2" officeooo:paragraph-rsid="000533c2" style:font-weight-asian="bold" style:font-weight-complex="bold"/>
    </style:style>
    <style:style style:name="P80" style:family="paragraph" style:parent-style-name="Standard">
      <style:text-properties fo:font-weight="normal" officeooo:rsid="000533c2" officeooo:paragraph-rsid="000533c2" style:font-weight-asian="normal" style:font-weight-complex="normal"/>
    </style:style>
    <style:style style:name="P81" style:family="paragraph" style:parent-style-name="Standard">
      <style:text-properties fo:font-weight="normal" officeooo:rsid="000533c2" officeooo:paragraph-rsid="000608e2" style:font-weight-asian="normal" style:font-weight-complex="normal"/>
    </style:style>
    <style:style style:name="P82" style:family="paragraph" style:parent-style-name="Standard">
      <style:text-properties fo:font-weight="normal" officeooo:rsid="0000a0e4" officeooo:paragraph-rsid="000608e2" style:font-weight-asian="normal" style:font-weight-complex="normal"/>
    </style:style>
    <style:style style:name="P83" style:family="paragraph" style:parent-style-name="Standard">
      <style:text-properties fo:font-weight="normal" officeooo:rsid="0000a0e4" officeooo:paragraph-rsid="0007633e" style:font-weight-asian="normal" style:font-weight-complex="normal"/>
    </style:style>
    <style:style style:name="P84" style:family="paragraph" style:parent-style-name="Standard">
      <style:text-properties fo:font-weight="normal" officeooo:rsid="0000a0e4" officeooo:paragraph-rsid="00097ec9" style:font-weight-asian="normal" style:font-weight-complex="normal"/>
    </style:style>
    <style:style style:name="P85" style:family="paragraph" style:parent-style-name="Standard">
      <style:text-properties fo:font-weight="normal" officeooo:rsid="0000d13e" officeooo:paragraph-rsid="000608e2" style:font-weight-asian="normal" style:font-weight-complex="normal"/>
    </style:style>
    <style:style style:name="P86" style:family="paragraph" style:parent-style-name="Standard">
      <style:text-properties fo:font-weight="normal" officeooo:rsid="000608e2" officeooo:paragraph-rsid="000608e2" style:font-weight-asian="normal" style:font-weight-complex="normal"/>
    </style:style>
    <style:style style:name="P87" style:family="paragraph" style:parent-style-name="Standard">
      <style:text-properties fo:font-style="italic" style:text-underline-style="solid" style:text-underline-width="auto" style:text-underline-color="font-color" fo:font-weight="normal" officeooo:rsid="0007633e" officeooo:paragraph-rsid="0007633e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style:text-underline-style="solid" style:text-underline-width="auto" style:text-underline-color="font-color" fo:font-weight="normal" officeooo:rsid="0007e030" officeooo:paragraph-rsid="0007e030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style:text-underline-style="solid" style:text-underline-width="auto" style:text-underline-color="font-color" fo:font-weight="normal" officeooo:rsid="00097ec9" officeooo:paragraph-rsid="00097ec9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7e030" officeooo:paragraph-rsid="0007e030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7e030" officeooo:paragraph-rsid="00097ec9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style:text-underline-style="none" fo:font-weight="normal" officeooo:rsid="0001ea62" officeooo:paragraph-rsid="00097ec9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style:text-underline-style="none" fo:font-weight="normal" officeooo:rsid="00097ec9" officeooo:paragraph-rsid="00097ec9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tyle="italic" officeooo:rsid="001854bd" officeooo:paragraph-rsid="001854bd" style:font-style-asian="italic" style:font-style-complex="italic"/>
    </style:style>
    <style:style style:name="P95" style:family="paragraph" style:parent-style-name="Standard">
      <style:text-properties fo:font-style="normal" style:text-underline-style="none" fo:font-weight="normal" officeooo:rsid="0007e030" officeooo:paragraph-rsid="00097ec9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07e030" officeooo:paragraph-rsid="0007e030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00d13e" officeooo:paragraph-rsid="0007e030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097ec9" officeooo:paragraph-rsid="00097ec9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00a0e4" officeooo:paragraph-rsid="00097ec9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rsid="0007633e" officeooo:paragraph-rsid="00097ec9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0a16ec" officeooo:paragraph-rsid="000a16ec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07e030" officeooo:paragraph-rsid="0007633e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55d4e" officeooo:paragraph-rsid="00155d4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55d4e" officeooo:paragraph-rsid="00173f6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55d4e" officeooo:paragraph-rsid="0017deb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73f6e" officeooo:paragraph-rsid="00173f6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155d4e" officeooo:paragraph-rsid="00155d4e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style="italic" fo:font-weight="normal" officeooo:rsid="001854bd" officeooo:paragraph-rsid="001854bd" style:font-size-asian="10.5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officeooo:paragraph-rsid="00173f6e"/>
    </style:style>
    <style:style style:name="P110" style:family="paragraph" style:parent-style-name="Standard">
      <style:paragraph-properties fo:text-align="start" style:justify-single-word="false"/>
      <style:text-properties officeooo:paragraph-rsid="0017debf"/>
    </style:style>
    <style:style style:name="P111" style:family="paragraph" style:parent-style-name="Standard">
      <style:paragraph-properties fo:text-align="start" style:justify-single-word="false"/>
      <style:text-properties officeooo:paragraph-rsid="001854bd"/>
    </style:style>
    <style:style style:name="P112" style:family="paragraph" style:parent-style-name="Standard">
      <style:paragraph-properties fo:text-align="start" style:justify-single-word="false"/>
      <style:text-properties officeooo:rsid="0017debf" officeooo:paragraph-rsid="0017debf"/>
    </style:style>
    <style:style style:name="T1" style:family="text">
      <style:text-properties officeooo:rsid="0000a0e4"/>
    </style:style>
    <style:style style:name="T2" style:family="text">
      <style:text-properties officeooo:rsid="0001ea62"/>
    </style:style>
    <style:style style:name="T3" style:family="text">
      <style:text-properties officeooo:rsid="00047d03"/>
    </style:style>
    <style:style style:name="T4" style:family="text">
      <style:text-properties officeooo:rsid="000533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33c2" style:font-weight-asian="normal" style:font-weight-complex="normal"/>
    </style:style>
    <style:style style:name="T8" style:family="text">
      <style:text-properties fo:font-weight="normal" officeooo:rsid="00047d03" style:font-weight-asian="normal" style:font-weight-complex="normal"/>
    </style:style>
    <style:style style:name="T9" style:family="text">
      <style:text-properties fo:font-weight="normal" officeooo:rsid="0007e030" style:font-weight-asian="normal" style:font-weight-complex="normal"/>
    </style:style>
    <style:style style:name="T10" style:family="text">
      <style:text-properties fo:font-weight="normal" officeooo:rsid="000608e2" style:font-weight-asian="normal" style:font-weight-complex="normal"/>
    </style:style>
    <style:style style:name="T11" style:family="text">
      <style:text-properties fo:font-weight="normal" officeooo:rsid="00097ec9" style:font-weight-asian="normal" style:font-weight-complex="normal"/>
    </style:style>
    <style:style style:name="T12" style:family="text">
      <style:text-properties officeooo:rsid="0007633e"/>
    </style:style>
    <style:style style:name="T13" style:family="text">
      <style:text-properties fo:font-style="normal" fo:font-weight="normal" officeooo:rsid="000608e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7633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7e03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47d0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97ec9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097ec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a16ec" style:font-style-asian="normal" style:font-weight-asian="normal" style:font-style-complex="normal" style:font-weight-complex="normal"/>
    </style:style>
    <style:style style:name="T20" style:family="text">
      <style:text-properties officeooo:rsid="0007e030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07e030" style:font-weight-asian="normal" style:font-weight-complex="normal"/>
    </style:style>
    <style:style style:name="T24" style:family="text">
      <style:text-properties style:text-underline-style="none" fo:font-weight="normal" officeooo:rsid="00097ec9" style:font-weight-asian="normal" style:font-weight-complex="normal"/>
    </style:style>
    <style:style style:name="T25" style:family="text">
      <style:text-properties style:text-underline-style="none" officeooo:rsid="00097ec9"/>
    </style:style>
    <style:style style:name="T26" style:family="text">
      <style:text-properties officeooo:rsid="00097ec9"/>
    </style:style>
    <style:style style:name="T27" style:family="text">
      <style:text-properties officeooo:rsid="000a16ec"/>
    </style:style>
    <style:style style:name="T28" style:family="text">
      <style:text-properties officeooo:rsid="000f71b3"/>
    </style:style>
    <style:style style:name="T29" style:family="text">
      <style:text-properties officeooo:rsid="001226f8"/>
    </style:style>
    <style:style style:name="T30" style:family="text">
      <style:text-properties officeooo:rsid="00124718"/>
    </style:style>
    <style:style style:name="T31" style:family="text">
      <style:text-properties officeooo:rsid="0014534b"/>
    </style:style>
    <style:style style:name="T32" style:family="text">
      <style:text-properties officeooo:rsid="00173f6e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173f6e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155d4e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17debf" style:font-size-asian="10.5pt" style:font-weight-asian="normal" style:font-size-complex="12pt" style:font-weight-complex="normal"/>
    </style:style>
    <style:style style:name="T37" style:family="text">
      <style:text-properties officeooo:rsid="0017debf"/>
    </style:style>
  </office:automatic-styles>
  <office:body>
    <office:text text:use-soft-page-breaks="true">
      <text:tracked-changes text:track-changes="false">
        <text:changed-region xml:id="ct2715834531136" text:id="ct2715834531136">
          <text:insertion>
            <office:change-info>
              <dc:creator>Auteur inconnu</dc:creator>
              <dc:date>2020-08-21T16:28:23</dc:date>
            </office:change-info>
          </text:insertion>
        </text:changed-region>
        <text:changed-region xml:id="ct2715834543136" text:id="ct2715834543136">
          <text:deletion>
            <office:change-info>
              <dc:creator>Auteur inconnu</dc:creator>
              <dc:date>2020-08-21T16:28:21</dc:date>
            </office:change-info>
            <text:p text:style-name="P104">(</text:p>
          </text:deletion>
        </text:changed-region>
        <text:changed-region xml:id="ct2715834517696" text:id="ct2715834517696">
          <text:deletion>
            <office:change-info>
              <dc:creator>Auteur inconnu</dc:creator>
              <dc:date>2020-08-21T16:26:56</dc:date>
            </office:change-info>
            <text:p text:style-name="P104"/>
            <text:p text:style-name="P10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Dictionnaires des variables</text:p>
      <text:p text:style-name="P1"/>
      <text:p text:style-name="P1"/>
      <text:p text:style-name="P11">Les variables sont notées dans l’ordre dans lequel elle figure dans le code</text:p>
      <text:p text:style-name="P1"/>
      <text:p text:style-name="P13">G<text:span text:style-name="T3">lobal :</text:span></text:p>
      <text:p text:style-name="P2"/>
      <text:p text:style-name="P2">map_stroke_couche_<text:span text:style-name="T28">n</text:span> ← <text:s/><text:span text:style-name="T28">Booléan déterminant si on dessine les contours de la couche additionnelles n</text:span></text:p>
      <text:p text:style-name="P2">map_weight_couche_<text:span text:style-name="T28">n</text:span> ← <text:span text:style-name="T28">Epaisseur des contours</text:span></text:p>
      <text:p text:style-name="P2">map_fill_couche_n ← <text:s/>Booléan déterminant si on remplie l’intérieur du polygon</text:p>
      <text:p text:style-name="P2">map_smoothFactor_couche_<text:span text:style-name="T28">n</text:span> ← <text:span text:style-name="T28">A combien on simplifie les lignes (Plus signifie moins de précision mais plus de performance)</text:span></text:p>
      <text:p text:style-name="P2">map_color_couche_n ← <text:s/>Couleur de la couche (Strings)</text:p>
      <text:p text:style-name="P2">map_fillOpacity_couche_n ← <text:s/>Opacité du remplissage</text:p>
      <text:p text:style-name="P12">map_pie_<text:span text:style-name="T30">n</text:span>_width <text:span text:style-name="T29">← Taille du camembert</text:span></text:p>
      <text:p text:style-name="P2">couche_n ← contient le geojson de la couche additionnelle n</text:p>
      <text:p text:style-name="P2">wgs84 ← Permet de convertir un geojson en wgs84</text:p>
      <text:p text:style-name="P11">dat ← Jeu de donnée</text:p>
      <text:p text:style-name="P11">cent_dist_geo ← Contient le geojson des coordonnées si les coordonnées ne figurent pas directement dans dat</text:p>
      <text:p text:style-name="P11">col_pie <text:s/>← vecteur contenant le nom des colonnes pie_n</text:p>
      <text:p text:style-name="P11">prefixe ← Recupère les préfixes de chaque nom de colonnes. Utilisé pour crée prefixes</text:p>
      <text:p text:style-name="P1">prefixes ← Contient les prefixes de chaque <text:span text:style-name="T3">nom de colonnes</text:span></text:p>
      <text:p text:style-name="P2">suffixes ← Contient les suffixes de chaque <text:span text:style-name="T3">nom de colonnes</text:span></text:p>
      <text:p text:style-name="P2">x_axis_name<text:span text:style-name="T3">s</text:span> ← Contient le nom de la colonne utilisée pour l’axe x du graphique</text:p>
      <text:p text:style-name="P11">geo_2_names ← C<text:span text:style-name="T1">ontient le nom de la colonne de geo_2</text:span></text:p>
      <text:p text:style-name="P2">wikisp_names ← Contient le nom de la colonne de wikisp_names</text:p>
      <text:p text:style-name="P2">link_names ← Contient le nom de la colonne de link</text:p>
      <text:p text:style-name="P1">date_min ← Contient la date minimum possible du jeu de donnée</text:p>
      <text:p text:style-name="P1">date_max ← Contient la date maximum possible du jeu de donnée</text:p>
      <text:p text:style-name="P1">subset_n_valid ← Booléan permettant de vérifier si le subset_n existe</text:p>
      <text:p text:style-name="P2">pie_n_valid ← Booléan permettant de vérifier si le pie_n existe</text:p>
      <text:p text:style-name="P1">subset_n ← Booléan, TRUE si le subset est multiple, FALSE si simple</text:p>
      <text:p text:style-name="P1">subset_n_names ← Vecteur contenant le nom des colonnes de subset_n </text:p>
      <text:p text:style-name="P15">pie_n_names ← Contient le nom de la colonne de pie_n</text:p>
      <text:p text:style-name="P19">geo_1_valid ← Booléan permettant de vérifier si geo_1 existe</text:p>
      <text:p text:style-name="P19">geo_1_names ← Contient le nom de la colonne de geo_1</text:p>
      <text:p text:style-name="P15">cent_valid ← Booléan permettant de vérifier si le jeu de donnée <text:span text:style-name="T4">possede</text:span> des coordonnées ou non</text:p>
      <text:p text:style-name="P15">geo_2_json ← Récupère le nom de geo_2 dans le json (Utile seulement si geo_2_x existe)</text:p>
      <text:p text:style-name="P19">dat_DT ← Copie de dat utilisé pour le dateTable</text:p>
      <text:p text:style-name="P19">m ← Utile a la création du graphique</text:p>
      <text:p text:style-name="P19">xaxis ← Axe x du graphique</text:p>
      <text:p text:style-name="P19">datt ← Copie de dat réduit à 1 ligne pour faciliter la génération de l’UI</text:p>
      <text:p text:style-name="P19"/>
      <text:p text:style-name="P19"><text:line-break/><text:span text:style-name="T5">UI :</text:span></text:p>
      <text:p text:style-name="P79"/>
      <text:p text:style-name="P80">titre_fenetre ← Contient au titre de l’application</text:p>
      <text:p text:style-name="P80"><text:soft-page-break/>logo ← Contient le nom de l’image pour l’application</text:p>
      <text:p text:style-name="P80">logo_lien ← Contient le lien redirigeable lorsqu’on clique sur le logo de l’application</text:p>
      <text:p text:style-name="P80">titre_onglet_n ← Contient le titre de l’onglet n</text:p>
      <text:p text:style-name="P82">subset_n_names ← Vecteur contenant le nom des colonnes de subset_n </text:p>
      <text:p text:style-name="P66"><text:span text:style-name="T7">labeln_select_1 ← Contient le label du SelectInput(“subset_n”) </text:span><text:span text:style-name="T11">et (“map_subset_n”)</text:span><text:span text:style-name="T7"> (</text:span><text:span text:style-name="T9">Simple)</text:span></text:p>
      <text:p text:style-name="P66"><text:span text:style-name="T7">labeln_select_2 ← Contient le label du SelectInput(“subset_n_1”) </text:span><text:span text:style-name="T11">et (“map_subset_n_1”)</text:span><text:span text:style-name="T7">(</text:span><text:span text:style-name="T9">Multiple)</text:span></text:p>
      <text:p text:style-name="P44"><text:span text:style-name="T6">labeln_select_3 ← Contient le label du SelectInput(“subset_n_2”) </text:span><text:span text:style-name="T26">et (“map_subset_n_1”)</text:span><text:span text:style-name="T6">(</text:span><text:span text:style-name="T20">Multiple)</text:span></text:p>
      <text:p text:style-name="P85">pie_n_names ← Contient le nom de la colonne de pie_n</text:p>
      <text:p text:style-name="P86">label1_pie_n ← Contient le label du SelectInput(“map_pie_n”)</text:p>
      <text:p text:style-name="P81">geo_1_names ← Contient le nom de la colonne de geo_1</text:p>
      <text:p text:style-name="P86">label1_geo_1 ← Contient le label du SelectInput(“map_geo_1”)</text:p>
      <text:p text:style-name="P3">date_min ← Contient la date minimum possible du jeu de donnée</text:p>
      <text:p text:style-name="P82">date_max ← Contient la date maximum possible du jeu de donnée</text:p>
      <text:p text:style-name="P3">wikisp_names ← Contient le nom de la colonne de wikisp_names</text:p>
      <text:p text:style-name="P82">link_names ← Contient le nom de la colonne de link</text:p>
      <text:p text:style-name="P86"/>
      <text:p text:style-name="P86"/>
      <text:p text:style-name="P86"/>
      <text:p text:style-name="P86"/>
      <text:p text:style-name="P14">Server :</text:p>
      <text:p text:style-name="P14"/>
      <text:p text:style-name="P25">Mise en place de l’UI onglet 1 :</text:p>
      <text:p text:style-name="P35">subset_n_valid ← Booléan permettant de vérifier si le subset_n existe</text:p>
      <text:p text:style-name="P35">subset_n ← Booléan, TRUE si le subset est multiple, FALSE si simple</text:p>
      <text:p text:style-name="P31">subset_n_1_value ← Récupère le résultat du selectInput(“subset_n_1”) (Multiple)</text:p>
      <text:p text:style-name="P31"/>
      <text:p text:style-name="P25">Mise en place de l’UI onglet 2:</text:p>
      <text:p text:style-name="P35">subset_n_valid ← Booléan permettant de vérifier si le subset_n existe</text:p>
      <text:p text:style-name="P35">subset_n ← Booléan, TRUE si le subset est multiple, FALSE si simple</text:p>
      <text:p text:style-name="P31">map_subset_n_1_value ← Récupère le résultat du selectInput(“map_subset_n_1”) (Multiple)</text:p>
      <text:p text:style-name="P82">pie_n_valid ← Booléan permettant de vérifier si le pie_n existe</text:p>
      <text:p text:style-name="P20">geo_1_valid ← Booléan permettant de vérifier si geo_1 existe</text:p>
      <text:p text:style-name="P81">geo_1_names ← Contient le nom de la colonne de geo_1</text:p>
      <text:p text:style-name="P81"/>
      <text:p text:style-name="P87">Mise en place graphique:</text:p>
      <text:p text:style-name="P87"/>
      <text:p text:style-name="P90">Filtrage en fonction des subsets</text:p>
      <text:p text:style-name="P36">subset_n_valid ← Booléan permettant de vérifier si le subset_n existe</text:p>
      <text:p text:style-name="P36">subset_n ← Booléan, TRUE si le subset est multiple, FALSE si simple</text:p>
      <text:p text:style-name="P63"><text:span text:style-name="T13">subset_n_value ← Récupère le résultat du selectInput(“subset_n”) (s</text:span><text:span text:style-name="T14">imple</text:span><text:span text:style-name="T13">)</text:span></text:p>
      <text:p text:style-name="P32">subset_n_1_value ← Récupère le résultat du selectInput(“subset_n_1”) (Multiple)</text:p>
      <text:p text:style-name="P32">subset_n_<text:span text:style-name="T12">2</text:span>_value ← Récupère le résultat du selectInput(“subset_n_<text:span text:style-name="T12">2</text:span>”) (Multiple)</text:p>
      <text:p text:style-name="P16">dat_cut_subset_n← Jeu de donnée après filtrage en fonction de subset_n</text:p>
      <text:p text:style-name="P83">subset_n_names ← Vecteur contenant le nom des colonnes de subset_n </text:p>
      <text:p text:style-name="P4"><text:span text:style-name="T6">x_axis_name</text:span><text:span text:style-name="T8">s</text:span><text:span text:style-name="T6"> ← Contient le nom de la colonne utilisée pour l’axe x du graphique</text:span></text:p>
      <text:p text:style-name="P83"/>
      <text:p text:style-name="P90">Filtrage en fonction de la date</text:p>
      <text:p text:style-name="P16">dat_cut_date ← Jeu de donnée après filtrage en fonction de la date</text:p>
      <text:p text:style-name="P61">dates← Contient les années sélectionnées</text:p>
      <text:p text:style-name="P61"><text:soft-page-break/>dates_value ← Contient les valeurs sélectionées pour la date</text:p>
      <text:p text:style-name="P61"/>
      <text:p text:style-name="P29">Mise à jour de l’UI #2</text:p>
      <text:p text:style-name="P56">dat_cut ← Jeu de donnée après filtrage</text:p>
      <text:p text:style-name="P37">subset_n_valid ← Booléan permettant de vérifier si le subset_n existe</text:p>
      <text:p text:style-name="P39">subset_n ← Booléan, TRUE si le subset est multiple, FALSE si simple</text:p>
      <text:p text:style-name="P65"><text:span text:style-name="T13">subset_n_value ← Récupère le résultat du selectInput(“subset_n”) (s</text:span><text:span text:style-name="T14">imple</text:span><text:span text:style-name="T13">)</text:span></text:p>
      <text:p text:style-name="P33">subset_n_1_value ← Récupère le résultat du selectInput(“subset_n_1”) (Multiple)</text:p>
      <text:p text:style-name="P33">subset_n_<text:span text:style-name="T12">2</text:span>_value ← Récupère le résultat du selectInput(“subset_n_<text:span text:style-name="T12">2</text:span>”) (Multiple)</text:p>
      <text:p text:style-name="P37">subset_n_names ← Vecteur contenant le nom des colonnes de subset_n </text:p>
      <text:p text:style-name="P66"><text:span text:style-name="T7">labeln_select_1 ← Contient le label du SelectInput(“subset_n”) </text:span><text:span text:style-name="T11">et (“map_subset_n”)</text:span><text:span text:style-name="T7"> (</text:span><text:span text:style-name="T9">Simple)</text:span></text:p>
      <text:p text:style-name="P66"><text:span text:style-name="T7">labeln_select_2 ← Contient le label du SelectInput(“subset_n_1”) </text:span><text:span text:style-name="T11">et (“map_subset_n_1”)</text:span><text:span text:style-name="T7">(</text:span><text:span text:style-name="T9">Multiple)</text:span></text:p>
      <text:p text:style-name="P95">labeln_select_3 ← Contient le label du SelectInput(“subset_n_2”) et (“map_subset_n_1”)(Multiple)</text:p>
      <text:p text:style-name="P33"/>
      <text:p text:style-name="P22">Création du graphique</text:p>
      <text:p text:style-name="P17">dat_cut ← Jeu de donnée après filtrage</text:p>
      <text:p text:style-name="P64">annee_cut ← Récupération des années </text:p>
      <text:p text:style-name="P63"><text:span text:style-name="T13">b_an ← Dataframe u</text:span><text:span text:style-name="T15">tilisé pour le graphique</text:span></text:p>
      <text:p text:style-name="P5"><text:span text:style-name="T15">x_axis_name</text:span><text:span text:style-name="T16">s</text:span><text:span text:style-name="T15"> ← Contient le nom de la colonne utilisée pour l’axe x du graphique</text:span></text:p>
      <text:p text:style-name="P102"/>
      <text:p text:style-name="P29"><text:span text:style-name="T10">C</text:span><text:span text:style-name="T6">heckbox et affichage graphique</text:span></text:p>
      <text:p text:style-name="P96">jours_visite_annee ← Contient le nombre de fois où apparait une année dans dat_cut</text:p>
      <text:p text:style-name="P53"><text:span text:style-name="T10">b_an ← Dataframe u</text:span><text:span text:style-name="T6">tilisé pour le graphique</text:span></text:p>
      <text:p text:style-name="P96">yaxis ← axe y</text:p>
      <text:p text:style-name="P96">xaxis ← axe x</text:p>
      <text:p text:style-name="P53"><text:span text:style-name="T7">m ← Utile a la création du graphique</text:span><text:span text:style-name="T6"> </text:span></text:p>
      <text:p text:style-name="P96"/>
      <text:p text:style-name="P88">Mise en place dataTable</text:p>
      <text:p text:style-name="P23">#Les variables suivis de _DT correspondent aux variables utilisé<text:span text:style-name="T2">e</text:span>s pour la data Table</text:p>
      <text:p text:style-name="P23"/>
      <text:p text:style-name="P24">Filtrage en fonction des subsets sélectionnés</text:p>
      <text:p text:style-name="P17">dat_cut_subset_n_DT← Jeu de donnée après filtrage en fonction de subset_n</text:p>
      <text:p text:style-name="P38">subset_n_valid ← Booléan permettant de vérifier si le subset_n existe</text:p>
      <text:p text:style-name="P38">subset_n ← Booléan, TRUE si le subset est multiple, FALSE si simple</text:p>
      <text:p text:style-name="P66"><text:span text:style-name="T13">subset_n_value_</text:span><text:span text:style-name="T17">DT</text:span><text:span text:style-name="T13"> ← Récupère le résultat du selectInput(“subset_n”) (s</text:span><text:span text:style-name="T14">imple</text:span><text:span text:style-name="T13">)</text:span></text:p>
      <text:p text:style-name="P34">subset_n_1_value_<text:span text:style-name="T26">DT</text:span> ← Récupère le résultat du selectInput(“subset_n_1”) (Multiple)</text:p>
      <text:p text:style-name="P34">subset_n_<text:span text:style-name="T12">2</text:span>_value_<text:span text:style-name="T26">DT</text:span> ← Récupère le résultat du selectInput(“subset_n_<text:span text:style-name="T12">2</text:span>”) (Multiple)</text:p>
      <text:p text:style-name="P17"/>
      <text:p text:style-name="P91">Filtrage en fonction de la date</text:p>
      <text:p text:style-name="P18">dat_cut_date_<text:span text:style-name="T26">DT</text:span> ← Jeu de donnée après filtrage en fonction de la date</text:p>
      <text:p text:style-name="P62">dates_<text:span text:style-name="T26">DT</text:span>← Contient les années sélectionnées</text:p>
      <text:p text:style-name="P62">dates_value_<text:span text:style-name="T26">DT</text:span> ← Contient les valeurs sélectionées pour la date</text:p>
      <text:p text:style-name="P17"/>
      <text:p text:style-name="P24">Création de la dateTable</text:p>
      <text:p text:style-name="P97">b_an_DT ← DataFrame pour DataTable</text:p>
      <text:p text:style-name="P58"><text:span text:style-name="T22">annee_DT ← </text:span><text:span text:style-name="T23">Récupération des années </text:span></text:p>
      <text:p text:style-name="P59"><text:span text:style-name="T23">x_axis_names </text:span><text:span text:style-name="T24">← </text:span><text:span text:style-name="T23">Contient le nom de la colonne utilisée pour l’axe x du graphique</text:span></text:p>
      <text:p text:style-name="P59"><text:span text:style-name="T23">jours_visite_annee_DT </text:span><text:span text:style-name="T24">← </text:span><text:span text:style-name="T23">Contient le nombre de fois où apparait une année dans dat_cut_</text:span><text:span text:style-name="T24">DT</text:span></text:p>
      <text:p text:style-name="P45"/>
      <text:p text:style-name="P89"><text:soft-page-break/>Mise en place de la carte</text:p>
      <text:p text:style-name="P92">#Les variables précédées de map_ correspondent aux variables utilisées pour la map</text:p>
      <text:p text:style-name="P92"/>
      <text:p text:style-name="P27">Checking button</text:p>
      <text:p text:style-name="P40">pie_n_valid ← Booléan permettant de vérifier si le pie_n existe</text:p>
      <text:p text:style-name="P40"/>
      <text:p text:style-name="P27">Filtrage en fonction des subsets</text:p>
      <text:p text:style-name="P38">subset_n_valid ← Booléan permettant de vérifier si le subset_n existe</text:p>
      <text:p text:style-name="P38">subset_n ← Booléan, TRUE si le subset est multiple, FALSE si simple</text:p>
      <text:p text:style-name="P66"><text:span text:style-name="T17">map_</text:span><text:span text:style-name="T13">subset_n_value ← Récupère le résultat du selectInput(“</text:span><text:span text:style-name="T17">map_</text:span><text:span text:style-name="T13">subset_n”) (s</text:span><text:span text:style-name="T14">imple</text:span><text:span text:style-name="T13">)</text:span></text:p>
      <text:p text:style-name="P34"><text:span text:style-name="T26">map_</text:span>subset_n_1_value ← Récupère le résultat du selectInput(“<text:span text:style-name="T26">map_</text:span>subset_n_1”) (Multiple)</text:p>
      <text:p text:style-name="P34"><text:span text:style-name="T26">map_</text:span>subset_n_<text:span text:style-name="T12">2</text:span>_value ← Récupère le résultat du selectInput(“<text:span text:style-name="T26">map_</text:span>subset_n_<text:span text:style-name="T12">2</text:span>”) (Multiple)</text:p>
      <text:p text:style-name="P18"><text:span text:style-name="T26">map_</text:span>dat_cut_subset_n← Jeu de donnée après filtrage en fonction de subset_n</text:p>
      <text:p text:style-name="P84">subset_n_names ← Vecteur contenant le nom des colonnes de subset_n </text:p>
      <text:p text:style-name="P54"><text:span text:style-name="T6">x_axis_name</text:span><text:span text:style-name="T8">s</text:span><text:span text:style-name="T6"> ← Contient le nom de la colonne utilisée pour l’axe x du graphique</text:span></text:p>
      <text:p text:style-name="P40"/>
      <text:p text:style-name="P91">Filtrage en fonction de la date</text:p>
      <text:p text:style-name="P18"><text:span text:style-name="T26">map_</text:span>dat_cut_date ← Jeu de donnée après filtrage en fonction de la date</text:p>
      <text:p text:style-name="P62"><text:span text:style-name="T26">map_</text:span>dates← Contient les années sélectionnées</text:p>
      <text:p text:style-name="P55"><text:span text:style-name="T11">map_</text:span><text:span text:style-name="T6">dates_value ← Contient les valeurs sélectionées pour la date</text:span></text:p>
      <text:p text:style-name="P100"/>
      <text:p text:style-name="P30">Mise à jour de l’UI #2</text:p>
      <text:p text:style-name="P57"><text:span text:style-name="T26">map_</text:span>dat_cut ← Jeu de donnée après filtrage</text:p>
      <text:p text:style-name="P38">subset_n_valid ← Booléan permettant de vérifier si le subset_n existe</text:p>
      <text:p text:style-name="P40">subset_n ← Booléan, TRUE si le subset est multiple, FALSE si simple</text:p>
      <text:p text:style-name="P66"><text:span text:style-name="T17">map_</text:span><text:span text:style-name="T13">subset_n_value ← Récupère le résultat du selectInput(“</text:span><text:span text:style-name="T17">map_</text:span><text:span text:style-name="T13">subset_n”) (s</text:span><text:span text:style-name="T14">imple</text:span><text:span text:style-name="T13">)</text:span></text:p>
      <text:p text:style-name="P34"><text:span text:style-name="T26">map_</text:span>subset_n_1_value ← Récupère le résultat du selectInput(“<text:span text:style-name="T26">map_</text:span>subset_n_1”) (Multiple)</text:p>
      <text:p text:style-name="P34"><text:span text:style-name="T26">map_</text:span>subset_n_<text:span text:style-name="T12">2</text:span>_value ← Récupère le résultat du selectInput(“<text:span text:style-name="T26">map_</text:span>subset_n_<text:span text:style-name="T12">2</text:span>”) (Multiple)</text:p>
      <text:p text:style-name="P38">subset_n_names ← Vecteur contenant le nom des colonnes de subset_n </text:p>
      <text:p text:style-name="P66"><text:span text:style-name="T7">labeln_select_1 ← Contient le label du SelectInput(“subset_n”) </text:span><text:span text:style-name="T11">et (“map_subset_n”)</text:span><text:span text:style-name="T7"> (</text:span><text:span text:style-name="T9">Simple)</text:span></text:p>
      <text:p text:style-name="P66"><text:span text:style-name="T7">labeln_select_2 ← Contient le label du SelectInput(“subset_n_1”) </text:span><text:span text:style-name="T11">et (“map_subset_n_1”)</text:span><text:span text:style-name="T7">(</text:span><text:span text:style-name="T9">Multiple)</text:span></text:p>
      <text:p text:style-name="P44">labeln_select_3 ← Contient le label du SelectInput(“subset_n_2”) <text:span text:style-name="T26">et (“map_subset_n_1”)</text:span>(<text:span text:style-name="T20">Multiple)</text:span></text:p>
      <text:p text:style-name="P44"/>
      <text:p text:style-name="P27">Checking geo_1</text:p>
      <text:p text:style-name="P46"><text:span text:style-name="T26">map_</text:span>dat_cut ← Jeu de donnée après filtrage</text:p>
      <text:p text:style-name="P21">geo_1_valid ← Booléan permettant de vérifier si geo_1 existe</text:p>
      <text:p text:style-name="P44">geo_1_names ← Contient le nom de la colonne de geo_1</text:p>
      <text:p text:style-name="P45">map_geo_1_value ← Contient la valeur du SelectInput(“map_geo_1”)</text:p>
      <text:p text:style-name="P45"/>
      <text:p text:style-name="P27">Récupération coordonnées</text:p>
      <text:p text:style-name="P47"><text:span text:style-name="T26">map_</text:span>dat_cut ← Jeu de donnée après filtrage</text:p>
      <text:p text:style-name="P46">cent_valid ← Booléan permettant de vérifier si le jeu de donnée <text:span text:style-name="T4">possede</text:span> des coordonnées ou non</text:p>
      <text:p text:style-name="P9">cent ← DataFrame des coordonnées en fonction des colonnes geo_1 et geo_2</text:p>
      <text:p text:style-name="P9">map_center_lng ← Point de longitude au centre de la carte en fonction des coordonnées</text:p>
      <text:p text:style-name="P9">map_center_lat ← Point de latitude au centre de la carte en fonction des coordonnées</text:p>
      <text:p text:style-name="P9">max_lng ← Point maximum de longitude en fonction des coordonnées</text:p>
      <text:p text:style-name="P9">max_lat ← Point maximum de latitude en fonction des coordonnées</text:p>
      <text:p text:style-name="P9">min_lng ← Point minimum de longitude en fonction des coordonnées</text:p>
      <text:p text:style-name="P48">min_lat ← Point minimum de latitude en fonction des coordonnées</text:p>
      <text:p text:style-name="P50"><text:soft-page-break/>geo_2_names ← C<text:span text:style-name="T1">ontient le nom de la colonne de geo_2</text:span></text:p>
      <text:p text:style-name="P50"/>
      <text:p text:style-name="P50"/>
      <text:p text:style-name="P28">Checking pie</text:p>
      <text:p text:style-name="P47"><text:span text:style-name="T26">map_</text:span>dat_cut ← Jeu de donnée après filtrage</text:p>
      <text:p text:style-name="P6">pie_n_valid ← Booléan permettant de vérifier si le pie_n existe</text:p>
      <text:p text:style-name="P47">pie_n_names ← Contient le nom de la colonne de pie_n</text:p>
      <text:p text:style-name="P67"><text:span text:style-name="T19">map_pie_n_value ←</text:span><text:span text:style-name="T18"> Contient la valeur du SelectInput(“map_p</text:span><text:span text:style-name="T19">ie</text:span><text:span text:style-name="T18">_</text:span><text:span text:style-name="T19">n</text:span><text:span text:style-name="T18">”)</text:span><text:span text:style-name="T19"> </text:span></text:p>
      <text:p text:style-name="P52">map_df_pie_n ← Contient le dataFrame utilisé pour les pies charts n</text:p>
      <text:p text:style-name="P52">geo_2_names ← Contient le nom de la colonne de geo_2</text:p>
      <text:p text:style-name="P52">df_geo_2 ← Variable de transition pour créer chaque mini pie chart de n</text:p>
      <text:p text:style-name="P50">name_map_df_pie_<text:span text:style-name="T27">n ← Vecteur contenant le nom de chaque variable de chaque dataframe pour chaque mini pie chart de n</text:span></text:p>
      <text:p text:style-name="P50"/>
      <text:p text:style-name="P28">Génération carte</text:p>
      <text:p text:style-name="P52">tilesURL ← Génére la carte utilisée</text:p>
      <text:p text:style-name="P52">prot_geo ← Variable contenant la carte</text:p>
      <text:p text:style-name="P10">max_lng ← Point maximum de longitude en fonction des coordonnées</text:p>
      <text:p text:style-name="P10">max_lat ← Point maximum de latitude en fonction des coordonnées</text:p>
      <text:p text:style-name="P10">min_lng ← Point minimum de longitude en fonction des coordonnées</text:p>
      <text:p text:style-name="P49">min_lat ← Point minimum de latitude en fonction des coordonnées</text:p>
      <text:p text:style-name="P41">couche_n ← contient le geojson de la couche additionnelle n</text:p>
      <text:p text:style-name="P8">map_stroke_couche_<text:span text:style-name="T28">n</text:span> &lt;- <text:span text:style-name="T28">Booléan déterminant si on dessine les contours de la couche additionnelles n</text:span></text:p>
      <text:p text:style-name="P8">map_weight_couche_<text:span text:style-name="T28">n</text:span> &lt;- <text:span text:style-name="T28">Epaisseur des contours</text:span></text:p>
      <text:p text:style-name="P8">map_fill_couche_n &lt;- Booléan déterminant si on remplie l’intérieur du polygon</text:p>
      <text:p text:style-name="P8">map_smoothFactor_couche_<text:span text:style-name="T28">n</text:span> &lt;- <text:span text:style-name="T28">A combien on simplifie les lignes (Plus signifie moins de précision mais plus de performance)</text:span></text:p>
      <text:p text:style-name="P8">map_color_couche_n &lt;- Couleur de la couche (Strings)</text:p>
      <text:p text:style-name="P43">map_fillOpacity_couche_n &lt;- Opacité du remplissage</text:p>
      <text:p text:style-name="P41"/>
      <text:p text:style-name="P28">Ajout des mini pies charts</text:p>
      <text:p text:style-name="P41">pie_n_valid ← Booléan permettant de vérifier si le pie_n existe</text:p>
      <text:p text:style-name="P52">pal_n ← Palette de couleur utilisé pour pie_n</text:p>
      <text:p text:style-name="P52">prot_geo ← Variable contenant la carte</text:p>
      <text:p text:style-name="P52">map_pie_n_value ← <text:span text:style-name="T26">Contient la valeur du SelectInput(“map_p</text:span>ie<text:span text:style-name="T26">_</text:span>n<text:span text:style-name="T26">”)</text:span></text:p>
      <text:p text:style-name="P52">map_df_pie_n ← Contient le dataFrame utilisé pour les pies charts n</text:p>
      <text:p text:style-name="P50">name_map_df_pie_<text:span text:style-name="T27">n ← Vecteur contenant le nom de chaque variable de chaque dataframe pour chaque mini pie chart de n</text:span></text:p>
      <text:p text:style-name="P51">map_pie_<text:span text:style-name="T29">n</text:span>_width <text:span text:style-name="T29">← Taille du camembert</text:span></text:p>
      <text:p text:style-name="P50"/>
      <text:p text:style-name="P50"/>
      <text:p text:style-name="P50"/>
      <text:p text:style-name="P26">Iframe</text:p>
      <text:p text:style-name="P60"><text:span text:style-name="T21">name ← </text:span><text:span text:style-name="T25">Contient la valeur du SelectInput(“</text:span><text:span text:style-name="T21">species</text:span><text:span text:style-name="T25">”)</text:span></text:p>
      <text:p text:style-name="P60"><text:span text:style-name="T25">l</text:span><text:span text:style-name="T21">ink ← Contient le lien vers wikispecies</text:span></text:p>
      <text:p text:style-name="P7">wikisp_names ← Contient le nom de la colonne de wikisp_names</text:p>
      <text:p text:style-name="P42">link_names ← Contient le nom de la colonne de link</text:p>
      <text:p text:style-name="P52"/>
      <text:p text:style-name="P66"/>
      <text:p text:style-name="P68"><text:soft-page-break/></text:p>
      <text:p text:style-name="P71">Dictionnaire <text:span text:style-name="T31">des </text:span>script<text:span text:style-name="T31">s</text:span></text:p>
      <text:p text:style-name="P71"/>
      <text:p text:style-name="P74">Global :</text:p>
      <text:p text:style-name="P74"/>
      <text:p text:style-name="P73">subset_n_createVar ← Crée les variables subset_n_names et subset_n</text:p>
      <text:p text:style-name="P73"/>
      <text:p text:style-name="P75">Server :</text:p>
      <text:p text:style-name="P75"/>
      <text:p text:style-name="P108">Update UI</text:p>
      <text:p text:style-name="P73">update_UI_subset ← Créer l’UI en supprimant les selectInput aux subsets non utilisés (onglet 1)</text:p>
      <text:p text:style-name="P73">reset_input_button ← Remet à 0 l’UI lorsqu’on appuie sur le boutton :”Reset Inputs”</text:p>
      <text:p text:style-name="P73">update_UI_map_subset ← Créer l’UI en supprimant les selectInput lié aux subsets non utilisés (onglet 2)</text:p>
      <text:p text:style-name="P73">update_UI_map_pie ← Crée l’UI en suppirmant les selectInput lié aux pies non utilisés (onglet 2)</text:p>
      <text:p text:style-name="P73">update_UI_map_geo ← Crée l’UI en supprimant le selectInput lié à geo_1 si il n’est pas valide</text:p>
      <text:p text:style-name="P73"/>
      <text:p text:style-name="P108">Plot</text:p>
      <text:p text:style-name="P73">subset_n_dataCreate ← Prend en entrée dat_cut_subset_n-1 et ressort dat_cut_subset_n en filtrant les données en fonction de subset_n</text:p>
      <text:p text:style-name="P73">checking_date ← Prend en entrée dat_cut_date et ressort dat_cut en filtrant les données en fonction de la date choisie</text:p>
      <text:p text:style-name="P104">Update_UI_2_subset ← Met à jour l’UI en fonction des choix de chaque subset pour restreindre les choix <text:span text:style-name="T32">des subsets (Choix en cascade)</text:span></text:p>
      <text:p text:style-name="P104"><text:span text:style-name="T32">creation_ban_plot ← Crée le dataFrame utilisé pour le graphique</text:span><text:change-start text:change-id="ct2715834531136"/><text:span text:style-name="T32"> </text:span><text:change-end text:change-id="ct2715834531136"/><text:change text:change-id="ct2715834543136"/></text:p>
      <text:p text:style-name="P106">creation_plot_checkbox_valid ← Crée le graphique si la checkbox est coché</text:p>
      <text:p text:style-name="P106">creation_plot_checkbox_nonvalid ← Crée le graphique si la checkbox est décoché</text:p>
      <text:p text:style-name="P106"/>
      <text:p text:style-name="P108">DataTable</text:p>
      <text:p text:style-name="P104">subset_n_dataCreate_<text:span text:style-name="T32">DT</text:span> ← Prend en entrée dat_cut_subset_n-1_<text:span text:style-name="T32">DT</text:span> et ressort dat_cut_subset_n_<text:span text:style-name="T32">DT</text:span> en filtrant les données en fonction de subset_n</text:p>
      <text:p text:style-name="P104">checking_date_<text:span text:style-name="T32">DT</text:span> ← Prend en entrée dat_cut_date_<text:span text:style-name="T32">DT</text:span> et ressort dat_cut_<text:span text:style-name="T32">DT</text:span> en filtrant les données en fonction de la date choisie</text:p>
      <text:p text:style-name="P109"><text:span text:style-name="T34">creation_ban_DT ← Crée le dataFrame utilisé pour la dataTable</text:span></text:p>
      <text:p text:style-name="P109"><text:span text:style-name="T34"/></text:p>
      <text:p text:style-name="P94"><text:span text:style-name="T34">M</text:span><text:span text:style-name="T33">ap</text:span></text:p>
      <text:p text:style-name="P111"><text:span text:style-name="T34">map_checking_button ← Supprime les button display de chaque pie inexistant</text:span></text:p>
      <text:p text:style-name="P109"><text:span text:style-name="T34">map_subset_n_dataCreate </text:span><text:span text:style-name="T35">← Prend en entrée </text:span><text:span text:style-name="T34">map_</text:span><text:span text:style-name="T35">dat_cut_subset_n-1 et ressort </text:span><text:span text:style-name="T34">map_</text:span><text:span text:style-name="T35">dat_cut_subset_n en filtrant les données en fonction de subset_n</text:span></text:p>
      <text:p text:style-name="P105"><text:span text:style-name="T37">map_</text:span>checking_date ← Prend en entrée <text:span text:style-name="T37">map_</text:span>dat_cut_date et ressort <text:span text:style-name="T37">map_</text:span>dat_cut en filtrant les données en fonction de la date choisie</text:p>
      <text:p text:style-name="P105">Update_UI_2_<text:span text:style-name="T37">map_</text:span>subset ← Met à jour l’UI en fonction des choix de chaque subset pour restreindre les choix <text:span text:style-name="T32">des subsets (Choix en cascade) (Onglet 2)</text:span></text:p>
      <text:p text:style-name="P105">map_geo_1_dataCreate <text:span text:style-name="T37">← Met à jour map_dat_cut en fonction du geo_1 selectionné</text:span></text:p>
      <text:p text:style-name="P110"><text:span text:style-name="T36">map_pie_1_datacreate ← Crée les dataFrame nécessaire à la mise en place des piescharts</text:span></text:p>
      <text:p text:style-name="P112"><text:span text:style-name="T33">map_pie_1_creation ← Crée les piescharts en fonction des dataframes préalablement crée</text:span></text:p>
      <text:p text:style-name="P112"><text:span text:style-name="T33"/></text:p>
      <text:p text:style-name="P106"><text:change text:change-id="ct2715834517696"/></text:p>
      <text:p text:style-name="P73"><text:soft-page-break/></text:p>
      <text:p text:style-name="P72"/>
      <text:p text:style-name="P72"/>
      <text:p text:style-name="P72"/>
      <text:p text:style-name="P69"/>
      <text:p text:style-name="P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8-21T16:36:59.678000000</dc:date>
    <meta:editing-duration>PT2H7M47S</meta:editing-duration>
    <meta:editing-cycles>15</meta:editing-cycles>
    <meta:document-statistic meta:table-count="0" meta:image-count="0" meta:object-count="0" meta:page-count="7" meta:paragraph-count="229" meta:word-count="2116" meta:character-count="14182" meta:non-whitespace-character-count="12278"/>
  </office:meta>
</office:document-meta>
</file>